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Table1" style:family="table">
      <style:table-properties style:width="257mm" table:align="margins" fo:background-color="transparent">
        <style:background-image/>
      </style:table-properties>
    </style:style>
    <style:style style:name="Table1.A" style:family="table-column">
      <style:table-column-properties style:column-width="52mm" style:rel-column-width="2948*"/>
    </style:style>
    <style:style style:name="Table1.B" style:family="table-column">
      <style:table-column-properties style:column-width="51.45mm" style:rel-column-width="2917*"/>
    </style:style>
    <style:style style:name="Table1.C" style:family="table-column">
      <style:table-column-properties style:column-width="153.55mm" style:rel-column-width="870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11mm" fo:border="none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fo:font-variant="normal" fo:text-transform="none" fo:color="#cccccc" loext:opacity="100%" style:font-name="system-ui" fo:font-size="10pt" fo:letter-spacing="normal" fo:font-style="normal" fo:font-weight="normal" officeooo:rsid="0015bda5" officeooo:paragraph-rsid="0018544d" style:font-size-asian="10pt" style:font-size-complex="10pt"/>
    </style:style>
    <style:style style:name="P3" style:family="paragraph" style:parent-style-name="Table_20_Contents">
      <style:text-properties fo:font-variant="normal" fo:text-transform="none" style:use-window-font-color="true" loext:opacity="0%" style:font-name="Droid Sans Mono" fo:font-size="10pt" fo:letter-spacing="normal" fo:font-style="normal" fo:font-weight="normal" officeooo:rsid="0018544d" officeooo:paragraph-rsid="0018544d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variant="normal" fo:text-transform="none" style:use-window-font-color="true" loext:opacity="0%" style:font-name="Droid Sans Mono" fo:font-size="10pt" fo:letter-spacing="normal" fo:font-style="normal" fo:font-weight="normal" officeooo:rsid="0018544d" officeooo:paragraph-rsid="0018544d" style:font-size-asian="10pt" style:font-size-complex="10pt"/>
    </style:style>
    <style:style style:name="P5" style:family="paragraph" style:parent-style-name="Table_20_Contents">
      <style:text-properties fo:font-variant="normal" fo:text-transform="none" style:use-window-font-color="true" loext:opacity="0%" style:font-name="Droid Sans Mono" fo:font-size="10pt" fo:letter-spacing="normal" fo:font-style="normal" fo:font-weight="normal" officeooo:rsid="0015bda5" officeooo:paragraph-rsid="0017e547" style:font-size-asian="10pt" style:font-size-complex="10pt"/>
    </style:style>
    <style:style style:name="P6" style:family="paragraph" style:parent-style-name="Table_20_Contents">
      <style:text-properties fo:font-variant="normal" fo:text-transform="none" style:use-window-font-color="true" loext:opacity="0%" style:font-name="Droid Sans Mono" fo:font-size="10pt" fo:letter-spacing="normal" fo:font-style="normal" fo:font-weight="normal" officeooo:rsid="0015bda5" officeooo:paragraph-rsid="0018544d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variant="normal" fo:text-transform="none" style:use-window-font-color="true" loext:opacity="0%" style:font-name="Droid Sans Mono" fo:font-size="10pt" fo:letter-spacing="normal" fo:font-style="normal" fo:font-weight="normal" officeooo:rsid="0015bda5" officeooo:paragraph-rsid="0017e54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style:use-window-font-color="true" loext:opacity="0%" style:font-name="Droid Sans Mono" fo:font-size="10pt" fo:letter-spacing="normal" fo:font-style="normal" fo:font-weight="normal" officeooo:rsid="0015bda5" officeooo:paragraph-rsid="0018544d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loext:opacity="0%" style:font-name="system-ui" fo:font-size="10pt" fo:letter-spacing="normal" fo:font-style="normal" fo:font-weight="normal" officeooo:rsid="0015bda5" officeooo:paragraph-rsid="0018544d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fo:font-size="10pt" officeooo:rsid="0015bda5" officeooo:paragraph-rsid="00170d1c" style:font-size-asian="10pt" style:font-size-complex="10pt"/>
    </style:style>
    <style:style style:name="P11" style:family="paragraph" style:parent-style-name="Table_20_Contents">
      <style:text-properties fo:font-size="10pt" officeooo:rsid="0015bda5" officeooo:paragraph-rsid="0015bda5" style:font-size-asian="10pt" style:font-size-complex="10pt"/>
    </style:style>
    <style:style style:name="P12" style:family="paragraph" style:parent-style-name="Table_20_Contents">
      <style:text-properties fo:font-size="10pt" officeooo:rsid="0015bda5" officeooo:paragraph-rsid="00170d1c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15bda5" officeooo:paragraph-rsid="0015bda5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15bda5" officeooo:paragraph-rsid="00170d1c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015bda5" officeooo:paragraph-rsid="00197dc0" style:font-size-asian="10pt" style:font-size-complex="10pt"/>
    </style:style>
    <style:style style:name="P16" style:family="paragraph" style:parent-style-name="Table_20_Contents">
      <style:text-properties fo:font-size="10pt" officeooo:paragraph-rsid="0015bda5" style:font-size-asian="10pt" style:font-size-complex="10pt"/>
    </style:style>
    <style:style style:name="P17" style:family="paragraph" style:parent-style-name="Table_20_Contents">
      <style:text-properties fo:font-size="10pt" officeooo:paragraph-rsid="00170d1c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18544d" officeooo:paragraph-rsid="0018544d" style:font-size-asian="10pt" style:font-size-complex="10pt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cccccc" loext:opacity="100%" style:font-name="Droid Sans Mono" fo:font-size="10pt" fo:letter-spacing="normal" fo:font-style="normal" fo:font-weight="normal" officeooo:rsid="0015bda5" officeooo:paragraph-rsid="0015bda5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fo:font-size="10pt" officeooo:rsid="00170d1c" officeooo:paragraph-rsid="00170d1c" style:font-size-asian="10pt" style:font-size-complex="10pt"/>
    </style:style>
    <style:style style:name="P21" style:family="paragraph" style:parent-style-name="Text_20_body">
      <style:paragraph-properties fo:text-align="center" style:justify-single-word="false"/>
      <style:text-properties fo:font-size="10pt" officeooo:rsid="0015bda5" officeooo:paragraph-rsid="0015bda5" style:font-size-asian="10pt" style:font-size-complex="10pt"/>
    </style:style>
    <style:style style:name="T1" style:family="text">
      <style:text-properties officeooo:rsid="0015bda5"/>
    </style:style>
    <style:style style:name="T2" style:family="text">
      <style:text-properties officeooo:rsid="00170d1c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style:font-name="Droid Sans Mono" officeooo:rsid="00170d1c"/>
    </style:style>
    <style:style style:name="T5" style:family="text">
      <style:text-properties officeooo:rsid="00197dc0"/>
    </style:style>
    <style:style style:name="T6" style:family="text">
      <style:text-properties officeooo:rsid="0019a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287433 <text:span text:style-name="T2">rows in </text:span>2019</text:p>
      <text:p text:style-name="P20">579991 rows in 2023</text:p>
      <text:p text:style-name="P19"/>
      <text:p text:style-name="P21"><text:span text:style-name="T2">dataset[</text:span>2019<text:span text:style-name="T2">]..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reviews<text:span text:style-name="T2">["2019"]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>287433 reviews (όλες οι στήλες)</text:p>
          </table:table-cell>
        </table:table-row>
        <table:table-row>
          <table:table-cell table:style-name="Table1.A1" office:value-type="string">
            <text:p text:style-name="P17">working_datasets_reviews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2">287433 <text:s/>reviews (ID, comments<text:span text:style-name="T2">)</text:span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>dataset.loc[:,'sentiment'] = None</text:p>
          </table:table-cell>
          <table:table-cell table:style-name="Table1.A1" office:value-type="string">
            <text:p text:style-name="P12">287433 <text:s/>reviews (ID, comments, <text:span text:style-name="T2">sentiment</text:span>)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>.<text:span text:style-name="T5">sample()</text:span></text:p>
          </table:table-cell>
          <table:table-cell table:style-name="Table1.A1" office:value-type="string">
            <text:p text:style-name="P12"><text:span text:style-name="T2">500</text:span> <text:s/>reviews (ID, comments, <text:span text:style-name="T2">sentiment</text:span>) <text:s/><text:span text:style-name="T2">(development only)</text:span></text:p>
          </table:table-cell>
        </table:table-row>
        <table:table-row>
          <table:table-cell table:style-name="Table1.A1" office:value-type="string">
            <text:p text:style-name="P17">cleaned_datasets_reviews</text:p>
          </table:table-cell>
          <table:table-cell table:style-name="Table1.A1" office:value-type="string">
            <text:p text:style-name="P14">.apply<text:span text:style-name="T5">()</text:span></text:p>
          </table:table-cell>
          <table:table-cell table:style-name="Table1.A1" office:value-type="string">
            <text:p text:style-name="P12">287433 <text:s/>reviews (ID, comments, <text:span text:style-name="T2">sentiment</text:span>) <text:span text:style-name="T2">(english)</text:span></text:p>
          </table:table-cell>
        </table:table-row>
        <table:table-row>
          <table:table-cell table:style-name="Table1.A1" office:value-type="string">
            <text:p text:style-name="P17">sample_datasets_cleanse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200 <text:s/><text:span text:style-name="T1">reviews </text:span>(από assignment)</text:p>
          </table:table-cell>
        </table:table-row>
        <table:table-row>
          <table:table-cell table:style-name="Table1.A1" office:value-type="string">
            <text:p text:style-name="P17">complete_datasets_listing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9661 <text:span text:style-name="T2">listings </text:span>(όλες οι στήλες)</text:p>
          </table:table-cell>
        </table:table-row>
        <table:table-row>
          <table:table-cell table:style-name="Table1.A1" office:value-type="string">
            <text:p text:style-name="P17">working_datasets_listing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9661 <text:span text:style-name="T2">listings </text:span>('id', 'review_scores_rating', 'number_of_reviews')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>9661 <text:span text:style-name="T2">listings </text:span>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9">.<text:span text:style-name="T6">dropna()</text:span></text:p>
          </table:table-cell>
          <table:table-cell table:style-name="Table1.A1" office:value-type="string">
            <text:p text:style-name="P2"><text:span text:style-name="T3">7264</text:span> <text:span text:style-name="T4">listings</text:span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1:40:22.063131956</meta:creation-date>
    <dc:date>2024-06-05T12:02:41.608323487</dc:date>
    <meta:editing-duration>PT11M38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23" meta:word-count="66" meta:character-count="613" meta:non-whitespace-character-count="563"/>
  </office:meta>
</office:document-meta>
</file>